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8.251cm" table:align="center"/>
    </style:style>
    <style:style style:name="Tabela1.A" style:family="table-column">
      <style:table-column-properties style:column-width="2.75cm"/>
    </style:style>
    <style:style style:name="Tabela1.C" style:family="table-column">
      <style:table-column-properties style:column-width="2.752cm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>
        <style:tab-stops>
          <style:tab-stop style:position="7.5cm" style:type="center"/>
          <style:tab-stop style:position="17cm" style:type="right"/>
        </style:tab-stops>
      </style:paragraph-properties>
    </style:style>
    <style:style style:name="P2" style:family="paragraph" style:parent-style-name="XI_20_EPEF_20_-_20_AUTORES">
      <style:paragraph-properties fo:margin-left="0cm" fo:margin-right="0cm" fo:text-indent="0cm" style:auto-text-indent="false"/>
    </style:style>
    <style:style style:name="P3" style:family="paragraph" style:parent-style-name="XI_20_EPEF_20_-_20_TÍTULO_20_-_20_PORTUGUÊS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/>
    </style:style>
    <style:style style:name="P4" style:family="paragraph" style:parent-style-name="XI_20_EPEF_20_-_20_TÍTULO_20_-_20_PORTUGUÊS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9pt"/>
    </style:style>
    <style:style style:name="P5" style:family="paragraph" style:parent-style-name="XI_20_EPEF_20_-_20_TÍTULO_20_-_20_PORTUGUÊS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9pt"/>
    </style:style>
    <style:style style:name="P6" style:family="paragraph" style:parent-style-name="XI_20_EPEF_20_-_20_TÍTULO_20_-_20_PORTUGUÊS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9pt"/>
    </style:style>
    <style:style style:name="P7" style:family="paragraph" style:parent-style-name="XI_20_EPEF_20_-_20_TÍTULO_20_-_20_PORTUGUÊS">
      <style:paragraph-properties fo:margin-left="0cm" fo:margin-right="0cm" fo:line-height="150%" fo:text-indent="0cm" style:auto-text-indent="false"/>
      <style:text-properties fo:font-size="12pt" fo:font-weight="normal" style:font-size-asian="12pt" style:font-weight-asian="normal" style:font-size-complex="11pt"/>
    </style:style>
    <style:style style:name="P8" style:family="paragraph" style:parent-style-name="XI_20_EPEF_20_-_20_TÍTULO_20_-_20_PORTUGUÊS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1pt"/>
    </style:style>
    <style:style style:name="P9" style:family="paragraph" style:parent-style-name="XI_20_EPEF_20_-_20_TÍTULO_20_-_20_PORTUGUÊS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/>
    </style:style>
    <style:style style:name="P10" style:family="paragraph" style:parent-style-name="XI_20_EPEF_20_-_20_TÍTULO_20_-_20_PORTUGUÊS">
      <style:paragraph-properties fo:margin-left="0cm" fo:margin-right="0cm" fo:line-height="150%" fo:text-indent="0cm" style:auto-text-indent="false"/>
    </style:style>
    <style:style style:name="P11" style:family="paragraph" style:parent-style-name="XI_20_EPEF_20_-_20_TÍTULO_20_-_20_PORTUGUÊS">
      <style:paragraph-properties fo:margin-left="0cm" fo:margin-right="0cm" fo:line-height="150%" fo:text-align="justify" style:justify-single-word="false" fo:text-indent="0cm" style:auto-text-indent="false"/>
    </style:style>
    <style:style style:name="P12" style:family="paragraph" style:parent-style-name="XI_20_EPEF_20_-_20_TÍTULO_20_-_20_PORTUGUÊS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XIEPEF_20_-_20_instituição_2f_departamento_2f_escola">
      <style:paragraph-properties fo:margin-left="0cm" fo:margin-right="0cm" fo:margin-top="0cm" fo:margin-bottom="0cm" style:contextual-spacing="false" fo:text-indent="0cm" style:auto-text-indent="false"/>
      <style:text-properties officeooo:paragraph-rsid="000197e4"/>
    </style:style>
    <style:style style:name="P14" style:family="paragraph" style:parent-style-name="XIEPEF_20_-_20_instituição_2f_departamento_2f_escola">
      <style:paragraph-properties fo:margin-left="0cm" fo:margin-right="0cm" fo:margin-top="0cm" fo:margin-bottom="0cm" style:contextual-spacing="false" fo:text-indent="0cm" style:auto-text-indent="false"/>
      <style:text-properties officeooo:rsid="000197e4" officeooo:paragraph-rsid="000197e4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03fef4"/>
    </style:style>
    <style:style style:name="P17" style:family="paragraph" style:parent-style-name="Standard">
      <style:paragraph-properties fo:text-align="justify" style:justify-single-word="false"/>
      <style:text-properties officeooo:paragraph-rsid="000633d4"/>
    </style:style>
    <style:style style:name="P18" style:family="paragraph" style:parent-style-name="XI_20_EPEF_20_-_20_TÍTULO_20_-_20_PORTUGUÊS">
      <style:paragraph-properties fo:margin-left="0cm" fo:margin-right="0cm" fo:line-height="150%" fo:text-align="justify" style:justify-single-word="false" fo:text-indent="2cm" style:auto-text-indent="false"/>
    </style:style>
    <style:style style:name="P19" style:family="paragraph" style:parent-style-name="XI_20_EPEF_20_-_20_TÍTULO_20_-_20_PORTUGUÊS">
      <style:paragraph-properties fo:margin-left="0cm" fo:margin-right="0cm" fo:line-height="150%" fo:text-align="justify" style:justify-single-word="false" fo:text-indent="2cm" style:auto-text-indent="false"/>
      <style:text-properties officeooo:paragraph-rsid="0003fef4"/>
    </style:style>
    <style:style style:name="P20" style:family="paragraph" style:parent-style-name="XI_20_EPEF_20_-_20_TÍTULO_20_-_20_PORTUGUÊS">
      <style:paragraph-properties fo:margin-left="0cm" fo:margin-right="0cm" fo:line-height="150%" fo:text-align="start" style:justify-single-word="false" fo:text-indent="2cm" style:auto-text-indent="false"/>
    </style:style>
    <style:style style:name="P21" style:family="paragraph" style:parent-style-name="XI_20_EPEF_20_-_20_TÍTULO_20_-_20_PORTUGUÊS">
      <style:paragraph-properties fo:margin-left="0cm" fo:margin-right="0cm" fo:line-height="150%" fo:text-align="justify" style:justify-single-word="false" fo:text-indent="2cm" style:auto-text-indent="false"/>
      <style:text-properties fo:font-size="12pt" fo:font-weight="normal" style:font-size-asian="12pt" style:font-weight-asian="normal" style:font-size-complex="9pt"/>
    </style:style>
    <style:style style:name="P22" style:family="paragraph" style:parent-style-name="XI_20_EPEF_20_-_20_TÍTULO_20_-_20_PORTUGUÊS">
      <style:paragraph-properties fo:margin-left="0cm" fo:margin-right="0cm" fo:line-height="150%" fo:text-align="justify" style:justify-single-word="false" fo:text-indent="2cm" style:auto-text-indent="false"/>
      <style:text-properties fo:font-size="12pt" fo:font-weight="normal" officeooo:rsid="000633d4" officeooo:paragraph-rsid="000633d4" style:font-size-asian="12pt" style:font-weight-asian="normal" style:font-size-complex="9pt"/>
    </style:style>
    <style:style style:name="P23" style:family="paragraph" style:parent-style-name="XI_20_EPEF_20_-_20_TÍTULO_20_-_20_PORTUGUÊS">
      <style:paragraph-properties fo:margin-left="0cm" fo:margin-right="0cm" fo:line-height="150%" fo:text-align="start" style:justify-single-word="false" fo:text-indent="2cm" style:auto-text-indent="false"/>
      <style:text-properties fo:font-size="12pt" fo:font-weight="normal" style:font-size-asian="12pt" style:font-weight-asian="normal" style:font-size-complex="11pt"/>
    </style:style>
    <style:style style:name="P24" style:family="paragraph" style:parent-style-name="Standard">
      <style:paragraph-properties fo:margin-left="0cm" fo:margin-right="0cm" fo:text-align="justify" style:justify-single-word="false" fo:text-indent="2cm" style:auto-text-indent="false"/>
    </style:style>
    <style:style style:name="P25" style:family="paragraph" style:parent-style-name="XI_20_EPEF_20_-_20_TÍTULO_20_-_20_PORTUGUÊS">
      <style:paragraph-properties fo:text-align="justify" style:justify-single-word="false"/>
      <style:text-properties fo:font-size="12pt" fo:font-weight="normal" style:font-size-asian="12pt" style:font-weight-asian="normal" style:font-size-complex="9pt"/>
    </style:style>
    <style:style style:name="P26" style:family="paragraph" style:parent-style-name="XI_20_EPEF_20_-_20_TÍTULO_20_-_20_PORTUGUÊS">
      <style:paragraph-properties fo:text-align="justify" style:justify-single-word="false"/>
    </style:style>
    <style:style style:name="P27" style:family="paragraph" style:parent-style-name="XI_20_EPEF_20_-_20_TÍTULO_20_-_20_PORTUGUÊS" style:master-page-name="MP0">
      <style:paragraph-properties fo:margin-left="0cm" fo:margin-right="0cm" fo:text-indent="0cm" style:auto-text-indent="false" style:page-number="auto" fo:break-before="page"/>
      <style:text-properties officeooo:paragraph-rsid="000197e4"/>
    </style:style>
    <style:style style:name="P28" style:family="paragraph" style:parent-style-name="XI_20_EPEF_20_-_20_TÍTULO_20_-_20_PORTUGUÊS" style:list-style-name="L1">
      <style:paragraph-properties fo:margin-left="0cm" fo:margin-right="0cm" fo:text-align="justify" style:justify-single-word="false" fo:text-indent="0cm" style:auto-text-indent="false"/>
    </style:style>
    <style:style style:name="P29" style:family="paragraph" style:parent-style-name="XI_20_EPEF_20_-_20_Título_20_de_20_Seção">
      <style:paragraph-properties fo:margin-left="0cm" fo:margin-right="0cm" fo:margin-top="0.176cm" fo:margin-bottom="0cm" style:contextual-spacing="false" fo:text-indent="0cm" style:auto-text-indent="false"/>
    </style:style>
    <style:style style:name="P30" style:family="paragraph" style:parent-style-name="XI_20_EPEF_20_-_20_Título_20_de_20_Seção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31" style:family="paragraph" style:parent-style-name="XI_20_EPEF_20_-_20_Título_20_de_20_Seção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32" style:family="paragraph">
      <style:paragraph-properties style:writing-mode="lr-tb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9pt" style:font-size-asian="9pt" style:font-name-complex="Arial" style:font-size-complex="10pt"/>
    </style:style>
    <style:style style:name="T3" style:family="text">
      <style:text-properties style:font-name="Arial" fo:font-size="9pt" officeooo:rsid="0007a12f" style:font-size-asian="9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tyle="italic" style:font-style-asian="italic" style:font-name-complex="Arial"/>
    </style:style>
    <style:style style:name="T6" style:family="text">
      <style:text-properties fo:font-size="12pt" style:font-size-asian="12pt" style:font-size-complex="9pt"/>
    </style:style>
    <style:style style:name="T7" style:family="text">
      <style:text-properties fo:font-size="12pt" style:font-size-asian="12pt" style:font-size-complex="9pt" style:font-weight-complex="bold"/>
    </style:style>
    <style:style style:name="T8" style:family="text">
      <style:text-properties fo:font-size="12pt" officeooo:rsid="000197e4" style:font-size-asian="12pt"/>
    </style:style>
    <style:style style:name="T9" style:family="text">
      <style:text-properties fo:font-size="12pt" fo:font-weight="normal" style:font-size-asian="12pt" style:font-weight-asian="normal" style:font-size-complex="9pt"/>
    </style:style>
    <style:style style:name="T10" style:family="text">
      <style:text-properties fo:font-size="12pt" fo:font-weight="normal" officeooo:rsid="00033997" style:font-size-asian="12pt" style:font-weight-asian="normal" style:font-size-complex="9pt"/>
    </style:style>
    <style:style style:name="T11" style:family="text">
      <style:text-properties fo:font-size="12pt" fo:font-weight="normal" officeooo:rsid="0003fef4" style:font-size-asian="12pt" style:font-weight-asian="normal" style:font-size-complex="9pt"/>
    </style:style>
    <style:style style:name="T12" style:family="text">
      <style:text-properties fo:font-size="12pt" fo:font-weight="normal" style:font-size-asian="12pt" style:font-weight-asian="normal" style:font-size-complex="11pt"/>
    </style:style>
    <style:style style:name="T13" style:family="text">
      <style:text-properties fo:font-size="12pt" fo:language="en" fo:country="US" fo:font-weight="normal" style:font-size-asian="12pt" style:font-weight-asian="normal" style:font-size-complex="9pt"/>
    </style:style>
    <style:style style:name="T14" style:family="text">
      <style:text-properties fo:font-size="12pt" fo:language="en" fo:country="US" style:font-size-asian="12pt" style:font-size-complex="9pt"/>
    </style:style>
    <style:style style:name="T15" style:family="text">
      <style:text-properties fo:font-size="12pt" fo:language="es" fo:country="ES" fo:font-weight="normal" style:font-size-asian="12pt" style:font-weight-asian="normal" style:font-size-complex="9pt"/>
    </style:style>
    <style:style style:name="T16" style:family="text">
      <style:text-properties style:text-position="super 67%"/>
    </style:style>
    <style:style style:name="T17" style:family="text">
      <style:text-properties fo:font-size="9pt" officeooo:rsid="000197e4" style:font-size-asian="9pt"/>
    </style:style>
    <style:style style:name="T18" style:family="text">
      <style:text-properties fo:color="#000000"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19" style:family="text">
      <style:text-properties fo:color="#000000" style:font-name="Arial" fo:font-size="10pt" fo:font-style="italic" style:font-size-asian="10pt" style:font-style-asian="italic" style:font-name-complex="Arial" style:font-style-complex="italic"/>
    </style:style>
    <style:style style:name="T20" style:family="text">
      <style:text-properties fo:color="#000000" style:font-name="Arial" fo:font-size="10pt" fo:font-style="italic" officeooo:rsid="000197e4" style:font-size-asian="10pt" style:font-style-asian="italic" style:font-name-complex="Arial" style:font-style-complex="italic"/>
    </style:style>
    <style:style style:name="T21" style:family="text">
      <style:text-properties fo:color="#000000" style:font-name="Arial" fo:font-size="10pt" fo:font-style="italic" officeooo:rsid="0003fef4" style:font-size-asian="10pt" style:font-style-asian="italic" style:font-name-complex="Arial" style:font-style-complex="italic"/>
    </style:style>
    <style:style style:name="T22" style:family="text">
      <style:text-properties fo:color="#000000" style:font-name="Arial" fo:font-size="10pt" fo:font-style="italic" officeooo:rsid="0004dec7" style:font-size-asian="10pt" style:font-style-asian="italic" style:font-name-complex="Arial" style:font-style-complex="italic"/>
    </style:style>
    <style:style style:name="T23" style:family="text">
      <style:text-properties fo:color="#000000" style:font-name="Arial" fo:font-size="10pt" fo:font-style="italic" style:font-size-asian="10pt" style:font-style-asian="italic" style:font-name-complex="Arial" style:font-size-complex="11pt" style:font-style-complex="italic"/>
    </style:style>
    <style:style style:name="T24" style:family="text">
      <style:text-properties fo:color="#000000" style:font-name="Arial" fo:font-size="10pt" fo:font-style="italic" style:font-size-asian="10pt" style:font-style-asian="italic" style:font-name-complex="Arial" style:font-size-complex="11pt" style:font-style-complex="italic" style:font-weight-complex="bold"/>
    </style:style>
    <style:style style:name="T25" style:family="text">
      <style:text-properties fo:color="#000000" style:font-name="Arial" fo:font-size="10pt" fo:font-style="italic" fo:font-weight="normal" officeooo:rsid="000197e4" style:font-size-asian="10pt" style:font-style-asian="italic" style:font-weight-asian="normal" style:font-name-complex="Arial" style:font-size-complex="11pt" style:font-style-complex="italic"/>
    </style:style>
    <style:style style:name="T26" style:family="text">
      <style:text-properties fo:color="#000000" style:font-name="Arial" fo:font-weight="bold" style:font-weight-asian="bold" style:font-name-complex="Arial" style:font-weight-complex="bold"/>
    </style:style>
    <style:style style:name="T27" style:family="text">
      <style:text-properties fo:color="#000000" style:font-name="Arial" style:font-name-complex="Arial"/>
    </style:style>
    <style:style style:name="T28" style:family="text">
      <style:text-properties officeooo:rsid="000197e4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svg:stroke-opacity="100%" draw:stroke-linejoin="round" draw:fill="none" draw:textarea-vertical-align="top" draw:auto-grow-height="false" draw:auto-grow-width="false" fo:min-height="16.829cm" fo:min-width="0.004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Fonte_20_parág._20_padrão"><text:span text:style-name="T8">Problema do Caxieiro Viajante resolvido com Algoritmo genético e método de otimização 2-opt</text:span></text:span></text:p>
      <text:p text:style-name="P2"><text:span text:style-name="T28">André Vinícius Lopes</text:span>, <text:span text:style-name="T28">Robin Stumm</text:span></text:p>
      <text:p text:style-name="P13"><text:span text:style-name="Fonte_20_parág._20_padrão"><text:span text:style-name="T17">Universidade São Judas Tadeu</text:span></text:span></text:p>
      <text:p text:style-name="P14"/>
      <text:p text:style-name="P14"/>
      <text:p text:style-name="P3"/>
      <text:p text:style-name="P3"/>
      <text:p text:style-name="Header"/>
      <text:section text:style-name="Sect1" text:name="Sect1">
        <text:p text:style-name="P16"><text:span text:style-name="Fonte_20_parág._20_padrão"><text:span text:style-name="T18">Resumo:</text:span></text:span><text:span text:style-name="Fonte_20_parág._20_padrão"><text:span text:style-name="T19"> A proposta deste </text:span></text:span><text:span text:style-name="Fonte_20_parág._20_padrão"><text:span text:style-name="T20">artigo</text:span></text:span><text:span text:style-name="Fonte_20_parág._20_padrão"><text:span text:style-name="T19"> é </text:span></text:span><text:span text:style-name="Fonte_20_parág._20_padrão"><text:span text:style-name="T20">demonstrar a resolução do problema do caixeiro viajante de forma didática,usando a linguagem java e </text:span></text:span><text:span text:style-name="Fonte_20_parág._20_padrão"><text:span text:style-name="T22">O</text:span></text:span><text:span text:style-name="Fonte_20_parág._20_padrão"><text:span text:style-name="T20">pen</text:span></text:span><text:span text:style-name="Fonte_20_parág._20_padrão"><text:span text:style-name="T22">G</text:span></text:span><text:span text:style-name="Fonte_20_parág._20_padrão"><text:span text:style-name="T20">l.O software é um estudo feito usando o livro:</text:span></text:span></text:p>
        <text:p text:style-name="P16"><text:span text:style-name="Fonte_20_parág._20_padrão"><text:span text:style-name="T20">“Introduction to Neural Networks for java. Autor: Jeff </text:span></text:span><text:span text:style-name="Fonte_20_parág._20_padrão"><text:span text:style-name="T21">H</text:span></text:span><text:span text:style-name="Fonte_20_parág._20_padrão"><text:span text:style-name="T20">eaton”. </text:span></text:span></text:p>
        <text:p text:style-name="P16"/>
        <text:p text:style-name="P16"><text:span text:style-name="Fonte_20_parág._20_padrão"><text:span text:style-name="T20">O código incluí diversas modificações, como por exemplo, inclusão de modos de benchmark, salvar exemplos de cidades para realizar os testes, inclusão do método 2-opt, e mudança do java2D para a biblioteca libgdx.</text:span></text:span></text:p>
        <text:p text:style-name="Standard"/>
        <text:p text:style-name="Standard"><text:span text:style-name="Fonte_20_parág._20_padrão"><text:span text:style-name="T24">Palavras-Chave:</text:span></text:span><text:span text:style-name="Fonte_20_parág._20_padrão"><text:span text:style-name="T23"> </text:span></text:span><text:span text:style-name="Fonte_20_parág._20_padrão"><text:span text:style-name="T25">Algoritmos genéticos, java, caixeiro viajante,2-opt.</text:span></text:span></text:p>
        <text:p text:style-name="Standard"/>
        <text:p text:style-name="P29"/>
        <text:p text:style-name="P30">1 INTRODUÇÃO</text:p>
        <text:p text:style-name="P4"/>
        <text:p text:style-name="P19"><text:span text:style-name="Fonte_20_parág._20_padrão"><text:span text:style-name="T10">O estudo é </text:span></text:span><text:span text:style-name="Fonte_20_parág._20_padrão"><text:span text:style-name="T11">baseado na necessidade de criar um modo didático para alunos conseguirem entender algoritmos genéticos e analisar seus resultados de forma mais simples e poder realizar modificações de modo a verificar a diferença de desempenho que ocorre num mesmo ambiente.</text:span></text:span></text:p>
        <text:p text:style-name="P21"/>
        <text:p text:style-name="P17"><text:span text:style-name="Fonte_20_parág._20_padrão"><text:span text:style-name="T26">2 METODOLOGIA</text:span></text:span></text:p>
        <text:p text:style-name="P21"/>
        <text:p text:style-name="P22">O</text:p>
        <text:p text:style-name="P21"/>
        <text:p text:style-name="P30">3 RESULTADOS E DISCUSSÃO</text:p>
        <text:p text:style-name="P4"/>
        <text:p text:style-name="P11"><text:span text:style-name="Fonte_20_parág._20_padrão"><text:span text:style-name="T6">3.1 Equações matemáticas</text:span></text:span></text:p>
        <text:p text:style-name="P21"/>
        <text:p text:style-name="P18"><text:span text:style-name="Fonte_20_parág._20_padrão"><text:span text:style-name="T9">As equações deverão ser indicadas em um novo parágrafo. Quando necessário, deve-se utilizar toda a extensão da largura da página para edição da mesma.</text:span></text:span></text:p>
        <text:p text:style-name="P18"><text:span text:style-name="Fonte_20_parág._20_padrão"><text:span text:style-name="T9">As equações devem ser numeradas sequencialmente e identificadas por números arábicos entre parênteses, alinhados à direita, com a indicação de letra maiúscula.</text:span></text:span></text:p>
        <text:p text:style-name="P18"><text:soft-page-break/><text:span text:style-name="Fonte_20_parág._20_padrão"><text:span text:style-name="T9">A referência à equação deverá ser feita, no corpo do texto, da forma abreviada; no início da frase, por extenso. Exemplo.. substituindo-se a Eq. (1) <text:s/>na Eq. (2) tem-se a seguinte expressão: ...;: A Equação (1) deverá estabelecer a relação...</text:span></text:span></text:p>
        <text:p text:style-name="P18"><text:span text:style-name="Fonte_20_parág._20_padrão"><text:span text:style-name="T9"><text:s/></text:span></text:span></text:p>
        <text:p text:style-name="P15"><text:span text:style-name="Fonte_20_parág._20_padrão"><text:span text:style-name="T27"><text:s text:c="4"/>(1)</text:span></text:span></text:p>
        <text:p text:style-name="P11"><text:span text:style-name="Fonte_20_parág._20_padrão"><text:span text:style-name="T6">3.2 Tabelas e Figuras</text:span></text:span></text:p>
        <text:p text:style-name="P8"/>
        <text:p text:style-name="P20"><text:span text:style-name="Fonte_20_parág._20_padrão"><text:span text:style-name="T12">Tabelas deverão estar contidas no texto e numeradas, conforme abaixo.</text:span></text:span></text:p>
        <text:p text:style-name="P23"/>
        <text:p text:style-name="P10"><text:span text:style-name="Fonte_20_parág._20_padrão"><text:span text:style-name="T6">Tabela 01 – </text:span></text:span><text:span text:style-name="Fonte_20_parág._20_padrão"><text:span text:style-name="T9">Modelo de tabela (fonte arial, 9)</text:span></text:span></text:p>
        <table:table table:name="Tabela1" table:style-name="Tabela1">
          <table:table-column table:style-name="Tabela1.A" table:number-columns-repeated="2"/>
          <table:table-column table:style-name="Tabela1.C"/>
          <table:table-row>
            <table:table-cell table:style-name="Tabela1.A1" office:value-type="string">
              <text:p text:style-name="P10"><text:span text:style-name="Fonte_20_parág._20_padrão"><text:span text:style-name="T6">Item</text:span></text:span></text:p>
            </table:table-cell>
            <table:table-cell table:style-name="Tabela1.A1" office:value-type="string">
              <text:p text:style-name="P10"><text:span text:style-name="Fonte_20_parág._20_padrão"><text:span text:style-name="T6">Quantidade</text:span></text:span></text:p>
            </table:table-cell>
            <table:table-cell table:style-name="Tabela1.A1" office:value-type="string">
              <text:p text:style-name="P10"><text:span text:style-name="Fonte_20_parág._20_padrão"><text:span text:style-name="T6">%</text:span></text:span></text:p>
            </table:table-cell>
          </table:table-row>
          <table:table-row>
            <table:table-cell table:style-name="Tabela1.A1" office:value-type="string">
              <text:p text:style-name="P10"><text:span text:style-name="Fonte_20_parág._20_padrão"><text:span text:style-name="T9">nonnoonon</text:span></text:span></text:p>
            </table:table-cell>
            <table:table-cell table:style-name="Tabela1.A1" office:value-type="string">
              <text:p text:style-name="P10"><text:span text:style-name="Fonte_20_parág._20_padrão"><text:span text:style-name="T9">50</text:span></text:span></text:p>
            </table:table-cell>
            <table:table-cell table:style-name="Tabela1.A1" office:value-type="string">
              <text:p text:style-name="P10"><text:span text:style-name="Fonte_20_parág._20_padrão"><text:span text:style-name="T9">50</text:span></text:span></text:p>
            </table:table-cell>
          </table:table-row>
          <table:table-row>
            <table:table-cell table:style-name="Tabela1.A1" office:value-type="string">
              <text:p text:style-name="P10"><text:span text:style-name="Fonte_20_parág._20_padrão"><text:span text:style-name="T9">nininininiini</text:span></text:span></text:p>
            </table:table-cell>
            <table:table-cell table:style-name="Tabela1.A1" office:value-type="string">
              <text:p text:style-name="P10"><text:span text:style-name="Fonte_20_parág._20_padrão"><text:span text:style-name="T9">50</text:span></text:span></text:p>
            </table:table-cell>
            <table:table-cell table:style-name="Tabela1.A1" office:value-type="string">
              <text:p text:style-name="P10"><text:span text:style-name="Fonte_20_parág._20_padrão"><text:span text:style-name="T9">50</text:span></text:span></text:p>
            </table:table-cell>
          </table:table-row>
        </table:table>
        <text:p text:style-name="P10"><text:span text:style-name="Fonte_20_parág._20_padrão"><text:span text:style-name="T9">Fonte: nonononononoon (fonte arial, 9)</text:span></text:span></text:p>
        <text:p text:style-name="P23"/>
        <text:p text:style-name="P23"/>
        <text:p text:style-name="P20"><text:span text:style-name="Fonte_20_parág._20_padrão"><text:span text:style-name="T12">Figuras deverão estar contidas no texto e numeradas, conforme abaixo.</text:span></text:span></text:p>
        <text:p text:style-name="P10"><text:span text:style-name="Fonte_20_parág._20_padrão"><text:span text:style-name="T6">Figura 01 – </text:span></text:span><text:span text:style-name="Fonte_20_parág._20_padrão"><text:span text:style-name="T9">Espectro visível (fonte arial, 9)</text:span></text:span></text:p>
        <text:p text:style-name="P7"/>
        <text:p text:style-name="P10"><text:span text:style-name="Fonte_20_parág._20_padrão"><text:span text:style-name="T9">Fonte: nonononononoon (fonte arial, 9)</text:span></text:span></text:p>
        <text:p text:style-name="P5"/>
        <text:p text:style-name="P11"><text:span text:style-name="Fonte_20_parág._20_padrão"><text:span text:style-name="T6">3.3 Citações</text:span></text:span></text:p>
        <text:p text:style-name="P5"/>
        <text:p text:style-name="P24"><text:span text:style-name="Fonte_20_parág._20_padrão"><text:span text:style-name="T4">Quando o(s) autor(es) estiver(em) no corpo do texto, a grafia deve ser apresentada em letras minúsculas e, quando estiver entre parênteses, em letras maiúsculas. <text:s/>Exemplo - quando a citação possuir apenas um autor: </text:span></text:span><text:span text:style-name="Fonte_20_parág._20_padrão"><text:span text:style-name="T5">Pereira (2009, p.910) estabeleceu que</text:span></text:span><text:span text:style-name="Fonte_20_parág._20_padrão"><text:span text:style-name="T4">... <text:s/>ou </text:span></text:span><text:span text:style-name="Fonte_20_parág._20_padrão"><text:span text:style-name="T5">Estabeleceu-se, assim, que .... <text:s/>(PEREIRA, 2009, p. 910)</text:span></text:span><text:span text:style-name="Fonte_20_parág._20_padrão"><text:span text:style-name="T4">; quando a citação possuir dois autores: </text:span></text:span><text:span text:style-name="Fonte_20_parág._20_padrão"><text:span text:style-name="T5">(FRIZZONE e SAAD, 2004, p. 12) </text:span></text:span><text:span text:style-name="Fonte_20_parág._20_padrão"><text:span text:style-name="T4">ou </text:span></text:span><text:span text:style-name="Fonte_20_parág._20_padrão"><text:span text:style-name="T5">Frizzone e Saad (2004, p.12)</text:span></text:span><text:span text:style-name="Fonte_20_parág._20_padrão"><text:span text:style-name="T4"> .... ; quando a citação possuir mais de três autores: </text:span></text:span><text:span text:style-name="Fonte_20_parág._20_padrão"><text:span text:style-name="T5">(BOTREL et al., 2004, p. 56)</text:span></text:span><text:span text:style-name="Fonte_20_parág._20_padrão"><text:span text:style-name="T4"> ou </text:span></text:span><text:span text:style-name="Fonte_20_parág._20_padrão"><text:span text:style-name="T5">Botrel et al. (2004, p. 56).</text:span></text:span></text:p>
        <text:p text:style-name="P24"><text:span text:style-name="Fonte_20_parág._20_padrão"><text:span text:style-name="T4">As citações diretas que apresentarem mais de três linhas no texto original deverão constar em parágrafo próprio, com espacejamento simples entre as linhas, sem aspas, fonte em tamanho 10, afastadas 4 cm da margem esquerda, com indicação do sobrenome do autor, da data e da página.</text:span></text:span></text:p>
        <text:p text:style-name="P31"/>
        <text:p text:style-name="P30">4 CONSIDERAÇÕES FINAIS</text:p>
        <text:p text:style-name="P21"/>
        <text:p text:style-name="P18"><text:soft-page-break/><text:span text:style-name="Fonte_20_parág._20_padrão"><text:span text:style-name="T9">Descreva aqui os resultados do projeto: Apresentar os dados obtidos, juntamente com análise dos mesmos e a discussão sobre os seus efeitos. Pode ser acrescido, se necessário, quadros e imagens. Em caso de atividades extensionistas, destacar o resultado alcançado sobre a comunidade interna ou externa a instituição. (fonte arial, 9, justificado, espaço simples, sem parágrafo, ou seja, em bloco inteiro).</text:span></text:span></text:p>
        <text:p text:style-name="P8"/>
        <text:p text:style-name="P30">AGRADECIMENTOS</text:p>
        <text:p text:style-name="P21"/>
        <text:p text:style-name="P18"><text:span text:style-name="Fonte_20_parág._20_padrão"><text:span text:style-name="T9">Citar o nome da fonte financiadora do projeto se houver. Agradecer se necessário, a instituições que apoiaram o projeto. (fonte arial, 9, justificado, espaço simples, sem parágrafo, ou seja, em bloco inteiro).</text:span></text:span></text:p>
        <text:p text:style-name="P9"/>
        <text:p text:style-name="P30"/>
        <text:p text:style-name="P30">REFERÊNCIAS</text:p>
        <text:p text:style-name="P6"/>
        <text:p text:style-name="P12"><text:span text:style-name="Fonte_20_parág._20_padrão"><text:span text:style-name="T9">a)<text:tab/>Artigos de revistas,</text:span></text:span></text:p>
        <text:p text:style-name="P12"><text:span text:style-name="Fonte_20_parág._20_padrão"><text:span text:style-name="T9">GONÇALVES, L. M. G.; CESAR JUNIOR, R. M. Robótica, Sistemas Sensorial e Motos: principais tendências e direções. </text:span></text:span><text:span text:style-name="Fonte_20_parág._20_padrão"><text:span text:style-name="T6">Revista de Informática Teórica e Aplicada</text:span></text:span><text:span text:style-name="Fonte_20_parág._20_padrão"><text:span text:style-name="T9">, Porto Alegre, v.9, n.2, p. 7-36, out. 2002.</text:span></text:span></text:p>
        <text:p text:style-name="P12"><text:span text:style-name="Fonte_20_parág._20_padrão"><text:span text:style-name="T13">PEREIRA, M.L. et al. <text:s/>Determination of particle concentration in the breathing zone for four different types of office ventilation systems. </text:span></text:span><text:span text:style-name="Fonte_20_parág._20_padrão"><text:span text:style-name="T14">Building and Environment</text:span></text:span><text:span text:style-name="Fonte_20_parág._20_padrão"><text:span text:style-name="T13">: The International Journal of Building Science and <text:s/>its Applications, USA, v. 44, Issue 5, p. 904–911, maio de 2009. <text:s/></text:span></text:span></text:p>
        <text:p text:style-name="P12"><text:span text:style-name="Fonte_20_parág._20_padrão"><text:span text:style-name="T9">b)<text:tab/>Livros,</text:span></text:span></text:p>
        <text:p text:style-name="P12"><text:span text:style-name="Fonte_20_parág._20_padrão"><text:span text:style-name="T9">OLIVEIRA, José Paulo Moreira de; MOTTA, Carlos Alberto Paula. </text:span></text:span><text:span text:style-name="Fonte_20_parág._20_padrão"><text:span text:style-name="T6">Como escrever textos técnicos.</text:span></text:span><text:span text:style-name="Fonte_20_parág._20_padrão"><text:span text:style-name="T9"> São Paulo: Pioneira Thomson Learning, 2005.</text:span></text:span></text:p>
        <text:p text:style-name="P12"><text:span text:style-name="Fonte_20_parág._20_padrão"><text:span text:style-name="T9">SANTAELLA, Lúcia; NÖTH, Winfried. </text:span></text:span><text:span text:style-name="Fonte_20_parág._20_padrão"><text:span text:style-name="T6">Comunicação e semiótica</text:span></text:span><text:span text:style-name="Fonte_20_parág._20_padrão"><text:span text:style-name="T9">. São Paulo: Hacker Editores, 2004.</text:span></text:span></text:p>
        <text:p text:style-name="P12"><text:span text:style-name="Fonte_20_parág._20_padrão"><text:span text:style-name="T9">c)<text:tab/>Capítulo de livro,</text:span></text:span></text:p>
        <text:p text:style-name="P12"><text:span text:style-name="Fonte_20_parág._20_padrão"><text:span text:style-name="T9">MACHADO, Irene A. Os gêneros e o corpo do acabamento estético. In BRAIT, Beth (org.) </text:span></text:span><text:span text:style-name="Fonte_20_parág._20_padrão"><text:span text:style-name="T6">Bakhtin:</text:span></text:span><text:span text:style-name="Fonte_20_parág._20_padrão"><text:span text:style-name="T9"> dialogismo e construção do sentido. 2. ed. rev. Campinas, SP: Editora da UNICAMP, 2005. Cap. 3, p. 131-148.</text:span></text:span></text:p>
        <text:p text:style-name="P12"><text:span text:style-name="Fonte_20_parág._20_padrão"><text:span text:style-name="T9">d)<text:tab/>Trabalhos apresentados em congressos (Anais, Resumos, Proceedings, CDRom),</text:span></text:span></text:p>
        <text:p text:style-name="P12"><text:span text:style-name="Fonte_20_parág._20_padrão"><text:span text:style-name="T15">BIAVA, L. C. et al. </text:span></text:span><text:span text:style-name="Fonte_20_parág._20_padrão"><text:span text:style-name="T9">A Perspectiva Semântica no Design de Interação: estilos de interação em diferentes formas de linguagem. In: Congresso Internacional de Ergonomia e Usabilidade, Design de interfaces e Interação Humano Computador, 8, 2008, São Luís. </text:span></text:span><text:span text:style-name="Fonte_20_parág._20_padrão"><text:span text:style-name="T6">Anais...</text:span></text:span><text:span text:style-name="Fonte_20_parág._20_padrão"><text:span text:style-name="T9"> São Luís, jun. 2008. 1 CDRom.</text:span></text:span></text:p>
        <text:p text:style-name="P12"><text:span text:style-name="Fonte_20_parág._20_padrão"><text:span text:style-name="T9">e)<text:tab/>Dissertações e teses,</text:span></text:span></text:p>
        <text:p text:style-name="P12"><text:span text:style-name="Fonte_20_parág._20_padrão"><text:span text:style-name="T9">MENEGHETTI, E. A. </text:span></text:span><text:span text:style-name="Fonte_20_parág._20_padrão"><text:span text:style-name="T6">Uma proposta de uso da arquitetura trace como um sistema de detecção de intrusão.</text:span></text:span><text:span text:style-name="Fonte_20_parág._20_padrão"><text:span text:style-name="T9"> 2002. 105 f. Dissertação (Mestrado em Ciência da Computação ) – Instituto de Informática, UFRGS, Porto Alegre, 2002.</text:span></text:span></text:p>
        <text:p text:style-name="P25"/>
        <text:p text:style-name="P12"><text:soft-page-break/><text:span text:style-name="Fonte_20_parág._20_padrão"><text:span text:style-name="T9">SILVA JR.,Pedro Armando da. </text:span></text:span><text:span text:style-name="Fonte_20_parág._20_padrão"><text:span text:style-name="T6">Bancada para ensaios de materiais ferromagnéticos em chapa única sob campos rotacionais</text:span></text:span><text:span text:style-name="Fonte_20_parág._20_padrão"><text:span text:style-name="T9">. 2007. 122 f. Tese (Doutorado em Engenharia Elétrica) - Curso de Pós-Graduação em Engenharia Elétrica, Universidade Federal de Santa Catarina, Florianópolis, 2007.</text:span></text:span></text:p>
        <text:p text:style-name="P25"/>
        <text:p text:style-name="P25"/>
        <text:p text:style-name="P12"><text:span text:style-name="Fonte_20_parág._20_padrão"><text:span text:style-name="T13">f)<text:tab/>WWW (World Wide Web) e FTP (File Transfer Protocol),</text:span></text:span></text:p>
        <text:list xml:id="list4774175002017132166" text:style-name="L1">
          <text:list-item>
            <text:p text:style-name="P28"><text:span text:style-name="Fonte_20_parág._20_padrão"><text:span text:style-name="T9">ALVES, Maria Bernadete Martins; ARRUDA, Susana Magareth. </text:span></text:span><text:span text:style-name="Fonte_20_parág._20_padrão"><text:span text:style-name="T7">Como fazer referências: bibliográficas, eletrônicas e demais formas de documentos.</text:span></text:span><text:span text:style-name="Fonte_20_parág._20_padrão"><text:span text:style-name="T9"> Disponível em &lt;http://www.bu.ufsc.br/framerefer.html &gt;. Acesso em 26 de outubro de 2009.</text:span></text:span></text:p>
          </text:list-item>
        </text:list>
        <text:p text:style-name="P25"/>
        <text:p text:style-name="P26"><text:span text:style-name="Fonte_20_parág._20_padrão"><text:span text:style-name="T9"><text:tab/></text:span></text:span></text:p>
        <text:p text:style-name="P11"><text:span text:style-name="Fonte_20_parág._20_padrão"><text:span text:style-name="T9"><text:tab/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language-asian="ar" style:country-asian="SA" style:font-style-asian="italic" style:font-name-complex="Arial" style:font-family-complex="Arial" style:font-family-generic-complex="swiss" style:font-pitch-complex="variable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complex="F" style:font-family-generic-complex="system" style:font-pitch-complex="variable" style:font-size-complex="14pt" style:font-weight-complex="bold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XI_20_EPEF_20_-_20_TÍTULO_20_-_20_PORTUGUÊS" style:display-name="XI EPEF - TÍTULO - PORTUGUÊS" style:family="paragraph" style:parent-style-name="Standard">
      <style:paragraph-properties fo:margin-left="0cm" fo:margin-right="0cm" fo:margin-top="0cm" fo:margin-bottom="0.049cm" style:contextual-spacing="false" fo:text-align="center" style:justify-single-word="false" fo:hyphenation-ladder-count="no-limit" fo:text-indent="1.501cm" style:auto-text-indent="false"/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4pt" fo:hyphenate="false"/>
    </style:style>
    <style:style style:name="XI_20_EPEF_20_-_20_AUTORES" style:display-name="XI EPEF - AUTORES" style:family="paragraph" style:parent-style-name="Standard">
      <style:paragraph-properties fo:margin-left="0cm" fo:margin-right="0cm" fo:margin-top="0cm" fo:margin-bottom="0.049cm" style:contextual-spacing="false" fo:text-align="center" style:justify-single-word="false" fo:hyphenation-ladder-count="no-limit" fo:text-indent="1.501cm" style:auto-text-indent="false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language-asian="pt" style:country-asian="BR" style:font-weight-asian="bold" style:font-name-complex="Times New Roman" style:font-family-complex="'Times New Roman'" style:font-family-generic-complex="roman" style:font-pitch-complex="variable" fo:hyphenate="false"/>
    </style:style>
    <style:style style:name="XIEPEF_20_-_20_instituição_2f_departamento_2f_escola" style:display-name="XIEPEF - instituição/departamento/escola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hyphenation-ladder-count="no-limit" fo:text-indent="1.501cm" style:auto-text-indent="false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 fo:hyphenate="false"/>
    </style:style>
    <style:style style:name="XI_20_EPEF_20_-_20_Título_20_de_20_Seção" style:display-name="XI EPEF - Título de Seção" style:family="paragraph" style:parent-style-name="Heading_20_1" style:default-outline-level="1" style:list-style-name="">
      <style:paragraph-properties fo:margin-left="0cm" fo:margin-right="0cm" fo:margin-top="0.423cm" fo:margin-bottom="0.049cm" style:contextual-spacing="false" fo:keep-together="auto" fo:hyphenation-ladder-count="no-limit" fo:text-indent="1.501cm" style:auto-text-indent="false"/>
      <style:text-properties fo:color="#00000a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Arial" style:font-family-complex="Arial" style:font-family-generic-complex="swiss" style:font-pitch-complex="variable" style:font-size-complex="16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Título_20_Char" style:display-name="Título Char" style:family="text" style:parent-style-name="Fonte_20_parág._20_padrão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ubtítulo_20_Char" style:display-name="Subtítulo Char" style:family="text" style:parent-style-name="Fonte_20_parág._20_padrão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Arial" style:font-family-complex="Arial" style:font-family-generic-complex="swiss" style:font-pitch-complex="variable" style:font-size-complex="12pt"/>
    </style:style>
    <style:style style:name="Corpo_20_de_20_texto_20_Char" style:display-name="Corpo de texto Cha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cm" style:type="right"/>
        </style:tab-stops>
      </style:paragraph-properties>
    </style:style>
    <style:style style:name="MP2" style:family="paragraph">
      <style:paragraph-properties style:writing-mode="lr-tb"/>
    </style:style>
    <style:style style:name="MT1" style:family="text">
      <style:text-properties style:font-name="Arial" fo:font-size="9pt" officeooo:rsid="0007a12f" style:font-size-asian="9pt"/>
    </style:style>
    <style:style style:name="MT2" style:family="text">
      <style:text-properties style:font-name="Arial" fo:font-size="9pt" style:font-size-asian="9pt"/>
    </style:style>
    <style:style style:name="MT3" style:family="text">
      <style:text-properties style:font-name="Arial" fo:font-size="9pt" style:font-size-asian="9pt" style:font-name-complex="Arial" style:font-size-complex="10pt"/>
    </style:style>
    <style:style style:name="Mgr1" style:family="graphic">
      <style:graphic-properties draw:stroke="solid" svg:stroke-width="0cm" svg:stroke-color="#000000" svg:stroke-opacity="100%" draw:stroke-linejoin="round" draw:fill="none" draw:textarea-vertical-align="top" draw:auto-grow-height="false" draw:auto-grow-width="false" fo:min-height="16.829cm" fo:min-width="0.004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>Artigo</text:span></text:span><text:span text:style-name="Fonte_20_parág._20_padrão"><text:span text:style-name="MT2"><text:tab/><text:tab/></text:span></text:span></text:p>
        <text:p text:style-name="Header"><draw:custom-shape text:anchor-type="paragraph" draw:z-index="3" draw:name="AutoShape 1" draw:style-name="Mgr1" draw:text-style-name="MP2" svg:width="16.828cm" svg:height="0.004cm" svg:x="0.064cm" svg:y="0.083cm"><text:p/><draw:enhanced-geometry svg:viewBox="0 0 21600 21600" draw:text-areas="?f21 ?f17 ?f22 ?f23" draw:glue-points="?f16 ?f17 ?f18 ?f19 ?f16 ?f20 ?f21 ?f19" draw:type="non-primitive" draw:enhanced-path="M 0 0 L 21600 216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3029040 * ?f5 / 21600"/><draw:equation draw:name="f9" draw:formula="0 * ?f4 / 21600"/><draw:equation draw:name="f10" draw:formula="6058079 * ?f5 / 21600"/><draw:equation draw:name="f11" draw:formula="540 * ?f4 / 21600"/><draw:equation draw:name="f12" draw:formula="1080 * ?f4 / 21600"/><draw:equation draw:name="f13" draw:formula="0 * ?f5 / 21600"/><draw:equation draw:name="f14" draw:formula="21600 * ?f5 / 21600"/><draw:equation draw:name="f15" draw:formula="21600 * ?f4 / 2160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/text:p>
      </style:header>
      <style:footer>
        <text:p text:style-name="Footer"><text:span text:style-name="Fonte_20_parág._20_padrão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initial-creator>Lucas Dominguini</meta:initial-creator>
    <meta:creation-date>2012-07-05T17:08:00Z</meta:creation-date>
    <dc:date>2014-08-27T14:52:14.338000000</dc:date>
    <meta:print-date>2011-09-08T13:18:00Z</meta:print-date>
    <meta:editing-cycles>14</meta:editing-cycles>
    <meta:editing-duration>PT16M43S</meta:editing-duration>
    <meta:document-statistic meta:table-count="1" meta:image-count="0" meta:object-count="0" meta:page-count="4" meta:paragraph-count="60" meta:word-count="851" meta:character-count="5583" meta:non-whitespace-character-count="47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